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2000000000A0000000ADFBE81A4.gif"/>
  <manifest:file-entry manifest:media-type="image/gif" manifest:full-path="Pictures/100002000000000A0000000AB5963779.gif"/>
  <manifest:file-entry manifest:media-type="image/gif" manifest:full-path="Pictures/100002000000000A0000000AD0B8BA86.gif"/>
  <manifest:file-entry manifest:media-type="image/gif" manifest:full-path="Pictures/100002000000000A0000000A79785DBC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auto-grow-height="true" fo:min-height="13.85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fo:min-height="2.663cm"/>
    </style:style>
    <style:style style:name="pr8" style:family="presentation" style:parent-style-name="Default-outline1">
      <style:graphic-properties fo:min-height="13.859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title">
      <style:graphic-properties fo:min-height="3.506cm"/>
    </style:style>
    <style:style style:name="pr11" style:family="presentation" style:parent-style-name="Default-title">
      <style:graphic-properties fo:min-height="1.829cm"/>
    </style:style>
    <style:style style:name="pr12" style:family="presentation" style:parent-style-name="Default-outline1">
      <style:graphic-properties fo:min-height="16.292cm"/>
    </style:style>
    <style:style style:name="P1" style:family="paragraph">
      <style:text-properties fo:color="#0000ff" fo:font-family="Arial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P2" style:family="paragraph">
      <style:text-properties fo:color="#0000ff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style:text-autospace="none"/>
    </style:style>
    <style:style style:name="T1" style:family="text">
      <style:text-properties fo:color="#0000ff" style:text-outline="false" style:text-line-through-style="none" fo:font-family="Arial" style:font-family-generic="swiss" style:font-pitch="variable" fo:font-size="44pt" fo:language="zxx" fo:country="none" fo:font-style="normal" fo:text-shadow="none" style:text-underline-style="none" fo:font-weight="normal" style:letter-kerning="true" style:font-family-asian="NimbusSanL-Bold" style:font-size-asian="44pt" style:language-asian="zxx" style:country-asian="none" style:font-style-asian="normal" style:font-weight-asian="normal" style:font-family-complex="NimbusSanL-Bold" style:font-size-complex="44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00ff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 fo:font-family="Arial" style:font-family-generic="swiss" style:font-pitch="variable" fo:font-weight="normal" style:font-weight-asian="normal" style:font-weight-complex="normal"/>
    </style:style>
    <style:style style:name="T7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color="#000000"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color="#000000" style:text-line-through-style="solid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font-family="Arial" style:font-family-generic="swiss" fo:font-size="22pt" fo:font-weight="bold" style:font-family-asian="Arial" style:font-family-generic-asian="swiss" style:font-size-asian="22pt" style:font-weight-asian="bold" style:font-family-complex="Arial" style:font-family-generic-complex="swiss" style:font-size-complex="12pt" style:font-weight-complex="bold"/>
    </style:style>
    <style:style style:name="T11" style:family="text">
      <style:text-properties fo:font-family="TimesNewRomanPS-ItalicMT" style:font-family-generic="script" fo:font-size="22pt" fo:font-style="italic" style:font-family-asian="TimesNewRomanPS-ItalicMT" style:font-family-generic-asian="script" style:font-size-asian="22pt" style:font-style-asian="italic" style:font-family-complex="TimesNewRomanPS-ItalicMT" style:font-family-generic-complex="script" style:font-size-complex="12pt" style:font-style-complex="italic"/>
    </style:style>
    <style:style style:name="T12" style:family="text">
      <style:text-properties fo:font-family="TimesNewRomanPS-ItalicMT" style:font-family-generic="script" fo:font-size="22pt" fo:font-style="italic" fo:font-weight="bold" style:font-family-asian="TimesNewRomanPS-ItalicMT" style:font-family-generic-asian="script" style:font-size-asian="22pt" style:font-style-asian="italic" style:font-weight-asian="bold" style:font-family-complex="TimesNewRomanPS-ItalicMT" style:font-family-generic-complex="script" style:font-size-complex="12pt" style:font-style-complex="italic" style:font-weight-complex="bold"/>
    </style:style>
    <style:style style:name="T13" style:family="text">
      <style:text-properties fo:font-family="'Courier New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15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1" style:family="text">
      <style:text-properties fo:font-family="'Courier New'" style:font-family-generic="modern" style:font-pitch="fixed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2" style:family="text">
      <style:text-properties fo:font-family="'Courier New'" style:font-family-generic="modern" style:font-pitch="fixed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79785DBC.gif" xlink:type="simple" xlink:show="embed" xlink:actuate="onLoad">
        <style:list-level-properties text:space-before="0.3cm" text:min-label-width="0.9cm" style:vertical-pos="middle" style:vertical-rel="line" fo:width="0.5cm" fo:height="0.5cm"/>
      </text:list-level-style-image>
      <text:list-level-style-image text:level="2" xlink:href="Pictures/100002000000000A0000000AB5963779.gif" xlink:type="simple" xlink:show="embed" xlink:actuate="onLoad">
        <style:list-level-properties text:space-before="1.5cm" text:min-label-width="0.9cm" style:vertical-pos="middle" style:vertical-rel="line" fo:width="0.4cm" fo:height="0.4cm"/>
      </text:list-level-style-image>
      <text:list-level-style-image text:level="3" xlink:href="Pictures/100002000000000A0000000ADFBE81A4.gif" xlink:type="simple" xlink:show="embed" xlink:actuate="onLoad">
        <style:list-level-properties text:space-before="2.8cm" text:min-label-width="0.8cm" style:vertical-pos="middle" style:vertical-rel="line" fo:width="0.32cm" fo:height="0.32cm"/>
      </text:list-level-style-image>
      <text:list-level-style-image text:level="4" xlink:href="Pictures/100002000000000A0000000AD0B8BA86.gif" xlink:type="simple" xlink:show="embed" xlink:actuate="onLoad">
        <style:list-level-properties text:space-before="4.2cm" text:min-label-width="0.6cm" style:vertical-pos="middle" style:vertical-rel="line" fo:width="0.26cm" fo:height="0.26cm"/>
      </text:list-level-style-image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CL VM and CG</presentation:footer-decl>
      <presentation:date-time-decl presentation:name="dtd1" presentation:source="fixed">30-Sept-2012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OCL 2.5 Plans</text:span></text:p>
          </draw:text-box>
        </draw:frame>
        <draw:frame presentation:style-name="pr2" draw:layer="layout" svg:width="25.199cm" svg:height="14.521cm" svg:x="1.4cm" svg:y="4.581cm" presentation:class="subtitle" presentation:user-transformed="true">
          <draw:text-box>
            <text:p>Edward Willink</text:p>
            <text:p><text:span text:style-name="T2"><text:s/></text:span></text:p>
            <text:p>Eclipse MMT Component co-Lead,</text:p>
            <text:p>Eclipse OCL Project Lead,</text:p>
            <text:p>Eclipse QVTd Project Lead,</text:p>
            <text:p>Eclipse QVTo Committer,</text:p>
            <text:p>Nomos OMG 2nd OCL 2.4 RTF Chair,</text:p>
            <text:p>Nomos OMG QVT 1.2 RTF Representative,</text:p>
            <text:p>Nomos OMG UML 2.5 FTF Representative </text:p>
            <text:p><text:span text:style-name="T3"/></text:p>
            <text:p><text:span text:style-name="T4">OCL 2014 @ MODELS 2012</text:span></text:p>
            <text:p><text:span text:style-name="T3"/></text:p>
            <text:p>30th September 2014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><text:span text:style-name="T4">Overview</text:span></text:p>
          </draw:text-box>
        </draw:frame>
        <draw:frame presentation:style-name="pr5" draw:layer="layout" svg:width="25.834cm" svg:height="15.073cm" svg:x="1.416cm" svg:y="4.24cm" presentation:class="outline" presentation:user-transformed="true">
          <draw:text-box>
            <text:list text:style-name="L2">
              <text:list-item>
                <text:p>Background</text:p>
              </text:list-item>
              <text:list-item>
                <text:p>Critical omissions</text:p>
                <text:list>
                  <text:list-item>
                    <text:list>
                      <text:list-item>
                        <text:p>'include'/'import', URI-qualification</text:p>
                      </text:list-item>
                    </text:list>
                  </text:list-item>
                </text:list>
              </text:list-item>
              <text:list-item>
                <text:p>'No' changes - reify implied functionality</text:p>
                <text:list>
                  <text:list-item>
                    <text:list>
                      <text:list-item>
                        <text:p>Templates, Lambdas, Reflection</text:p>
                      </text:list-item>
                    </text:list>
                  </text:list-item>
                </text:list>
              </text:list-item>
              <text:list-item>
                <text:p>Easy changes - syntax sugar</text:p>
                <text:list>
                  <text:list-item>
                    <text:list>
                      <text:list-item>
                        <text:p>elseif, safe-navigation, collection completion, patterns</text:p>
                      </text:list-item>
                    </text:list>
                  </text:list-item>
                </text:list>
              </text:list-item>
              <text:list-item>
                <text:p>Hard changes</text:p>
                <text:list>
                  <text:list-item>
                    <text:list>
                      <text:list-item>
                        <text:p>XMI ... AS</text:p>
                      </text:list-item>
                    </text:list>
                  </text:list-item>
                </text:list>
              </text:list-item>
              <text:list-item>
                <text:p>Modularity / extensibility / semantics / exposi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663cm" svg:x="1.4cm" svg:y="0.837cm" presentation:class="title" presentation:user-transformed="true">
          <draw:text-box>
            <text:p>Background to OCL 2.5 RFP</text:p>
          </draw:text-box>
        </draw:frame>
        <draw:frame presentation:style-name="pr8" draw:layer="layout" svg:width="25.199cm" svg:height="15.83cm" svg:x="1.342cm" svg:y="3.599cm" presentation:class="outline" presentation:user-transformed="true">
          <draw:text-box>
            <text:list text:style-name="L2">
              <text:list-item>
                <text:p>OCL 1.x specified as part of UML 1.x</text:p>
                <text:list>
                  <text:list-item>
                    <text:list>
                      <text:list-item>
                        <text:p><text:span text:style-name="T5">specifies that parts that need formal words</text:span></text:p>
                      </text:list-item>
                    </text:list>
                  </text:list-item>
                </text:list>
              </text:list-item>
              <text:list-item>
                <text:p xml:id="id1" text:id="id1"><text:span text:style-name="T6">OCL 2.0 split off from UML 2.0</text:span></text:p>
                <text:list>
                  <text:list-item>
                    <text:list>
                      <text:list-item>
                        <text:p xml:id="id2" text:id="id2"><text:span text:style-name="T7">OCL useable in its own right</text:span></text:p>
                      </text:list-item>
                      <text:list-item>
                        <text:p xml:id="id3" text:id="id3"><text:span text:style-name="T7">No resources available to complete specification </text:span></text:p>
                      </text:list-item>
                    </text:list>
                  </text:list-item>
                </text:list>
              </text:list-item>
              <text:list-item>
                <text:p xml:id="id4" text:id="id4"><text:span text:style-name="T8">QVT 1.0 specified as an extension of OCL</text:span></text:p>
                <text:list>
                  <text:list-item>
                    <text:list>
                      <text:list-item>
                        <text:p xml:id="id5" text:id="id5"><text:span text:style-name="T7">OCL 2.0 draft approved TBDs and all</text:span></text:p>
                      </text:list-item>
                    </text:list>
                  </text:list-item>
                </text:list>
              </text:list-item>
              <text:list-item>
                <text:p><text:span text:style-name="T7">OCL </text:span><text:span text:style-name="T9">2.1</text:span><text:span text:style-name="T7">/2.2, 2.3, 2.4 provides limited improvements</text:span></text:p>
              </text:list-item>
              <text:list-item>
                <text:p><text:span text:style-name="T7">consistency needs</text:span></text:p>
                <text:list>
                  <text:list-item>
                    <text:list>
                      <text:list-item>
                        <text:p><text:span text:style-name="T7">needs major editorial changes</text:span></text:p>
                      </text:list-item>
                      <text:list-item>
                        <text:p><text:span text:style-name="T7">needs model-driven autom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OMG Revision</text:p>
          </draw:text-box>
        </draw:frame>
        <draw:frame presentation:style-name="pr8" draw:layer="layout" svg:width="25.199cm" svg:height="14.856cm" svg:x="1.4cm" svg:y="4.914cm" presentation:class="outline" presentation:user-transformed="true">
          <draw:text-box>
            <text:list text:style-name="L2">
              <text:list-item>
                <text:p>Revisions</text:p>
                <text:list>
                  <text:list-item>
                    <text:p>small fixes (Revision Task Force)</text:p>
                  </text:list-item>
                  <text:list-item>
                    <text:p>issue, resolution, ballot, update, approval</text:p>
                    <text:list>
                      <text:list-item>
                        <text:p>significant textual activity (one page/hour per typo)</text:p>
                      </text:list-item>
                    </text:list>
                  </text:list-item>
                  <text:list-item>
                    <text:p>cannot have a 'replace entire chapter' resolution</text:p>
                  </text:list-item>
                </text:list>
              </text:list-item>
              <text:list-item>
                <text:p>Submissions</text:p>
                <text:list>
                  <text:list-item>
                    <text:p>Request for Proposal</text:p>
                  </text:list-item>
                  <text:list-item>
                    <text:p>Competing submissions ... merge/conflict/ballot</text:p>
                  </text:list-item>
                  <text:list-item>
                    <text:p>final revision (Finalization Task Force)</text:p>
                  </text:list-item>
                  <text:list-item>
                    <text:p>can make 100% change; it's a new specif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OCL 2.5 RFP</text:p>
          </draw:text-box>
        </draw:frame>
        <draw:frame presentation:style-name="pr8" draw:layer="layout" svg:width="25.199cm" svg:height="14.588cm" svg:x="1.4cm" svg:y="4.914cm" presentation:class="outline" presentation:user-transformed="true">
          <draw:text-box>
            <text:p text:style-name="P4">http://doc.omg.org/ad/2014-3-5</text:p>
            <text:list text:style-name="L2">
              <text:list-item>
                <text:p>Rewrite the OCL specification</text:p>
              </text:list-item>
              <text:list-item>
                <text:p>Achieve the long overdue UML (2.5) alignment</text:p>
              </text:list-item>
              <text:list-item>
                <text:p>'No' breakage of OCL as used in UML 2.5</text:p>
                <text:list>
                  <text:list-item>
                    <text:p>OCL in UML 2.5 was checked with modern tooling</text:p>
                  </text:list-item>
                </text:list>
              </text:list-item>
              <text:list-item>
                <text:p>Necessary changes to </text:p>
                <text:list>
                  <text:list-item>
                    <text:p>make OCL Abstract Syntax interchangeable in XMI </text:p>
                  </text:list-item>
                  <text:list-item>
                    <text:p>resolve numerous magic/inconsistent areas</text:p>
                  </text:list-item>
                </text:list>
              </text:list-item>
              <text:list-item>
                <text:p>Improve useability/extensibi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OCL 2.5 Timeline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p text:style-name="P5"><text:span text:style-name="T10">Event or Activity Date</text:span></text:p>
            <text:p text:style-name="P5"><text:span text:style-name="T11">Letter of Intent (LOI) deadline 10 June 2014</text:span></text:p>
            <text:p text:style-name="P5"><text:span text:style-name="T11">Initial Submission deadline 10 November 2014</text:span></text:p>
            <text:p text:style-name="P5"><text:span text:style-name="T11">Voter registration closes 25 November 2014</text:span></text:p>
            <text:p text:style-name="P5"><text:span text:style-name="T11">Initial Submission presentations 10 December 2014</text:span></text:p>
            <text:p text:style-name="P5"><text:span text:style-name="T11">Revised Submission deadline 10 May 2015</text:span></text:p>
            <text:p text:style-name="P5"><text:span text:style-name="T11">Revised Submission presentations 10 June 2015</text:span></text:p>
            <text:p text:style-name="P5"><text:span text:style-name="T11">.</text:span><text:span text:style-name="T12">.. All + 3 month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ritical Omissions</text:p>
          </draw:text-box>
        </draw:frame>
        <draw:frame presentation:style-name="pr8" draw:layer="layout" svg:width="25.199cm" svg:height="14.45cm" svg:x="1.4cm" svg:y="4.914cm" presentation:class="outline" presentation:user-transformed="true">
          <draw:text-box>
            <text:list text:style-name="L2">
              <text:list-item>
                <text:p>Complete OCL</text:p>
                <text:list>
                  <text:list-item>
                    <text:list>
                      <text:list-item>
                        <text:p>document complements what?</text:p>
                      </text:list-item>
                      <text:list-item>
                        <text:p>implementation-specific solutions</text:p>
                      </text:list-item>
                    </text:list>
                  </text:list-item>
                </text:list>
              </text:list-item>
            </text:list>
            <text:p><text:span text:style-name="T13">import 'mm-package-uri'</text:span><text:span text:style-name="T13"><text:line-break/></text:span><text:span text:style-name="T13">import alias : 'mm-package-uri'</text:span><text:span text:style-name="T13"><text:line-break/></text:span><text:span text:style-name="T13">library 'lib-package-uri'</text:span></text:p>
            <text:list text:continue-numbering="true" text:style-name="L2">
              <text:list-item>
                <text:p>Essential OCL</text:p>
                <text:list>
                  <text:list-item>
                    <text:list>
                      <text:list-item>
                        <text:p>text is the dominant OCL persistence</text:p>
                      </text:list-item>
                      <text:list-item>
                        <text:p>no import possible</text:p>
                      </text:list-item>
                    </text:list>
                  </text:list-item>
                </text:list>
              </text:list-item>
            </text:list>
            <text:p><text:span text:style-name="T13">oclIsKindOf('package-uri'::MyType)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14">qualifier may be a quoted URI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Implied Functionality - Lambda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p><text:span text:style-name="T15">s-&gt;forAll(a, b | a + b)</text:span></text:p>
            <text:list text:style-name="L2">
              <text:list-item>
                <text:p>a+b specified in OCL 2.4 as a textual macro</text:p>
              </text:list-item>
              <text:list-item>
                <text:p>a+b is a lambda expression in OCL 2.5</text:p>
              </text:list-item>
              <text:list-item>
                <text:p>library modeling needs a lambda type</text:p>
              </text:list-item>
              <text:list-item>
                <text:p>allow assignment to variables</text:p>
              </text:list-item>
            </text:list>
            <text:p><text:span text:style-name="T15">let f(p : Real, q : Real) = p + q</text:span><text:span text:style-name="T15"><text:line-break/></text:span><text:span text:style-name="T15">in s-&gt;forAll(a, b | f(a,b))</text:span></text:p>
            <text:p><text:span text:style-name="T15">let f(p : Real, q : Real) :</text:span><text:span text:style-name="T15"><text:line-break/></text:span><text:span text:style-name="T15">Lambda(p : Real, q : Real) : Boolean = p + q</text:span><text:span text:style-name="T15"><text:line-break/></text:span><text:span text:style-name="T15">in s-&gt;forAll(a : Real, b : Real | f(a,b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Implied Functionality - Templates</text:p>
          </draw:text-box>
        </draw:frame>
        <draw:frame presentation:style-name="pr8" draw:layer="layout" svg:width="25.199cm" svg:height="14.383cm" svg:x="1.4cm" svg:y="4.914cm" presentation:class="outline" presentation:user-transformed="true">
          <draw:text-box>
            <text:p><text:span text:style-name="T15">Set(String) <text:s text:c="8"/>Set(T)</text:span></text:p>
            <text:list text:style-name="L2">
              <text:list-item>
                <text:p>collection types have a magic T in OCL 2.4</text:p>
              </text:list-item>
              <text:list-item>
                <text:p>T is a type template parameter in OCL 2.5</text:p>
              </text:list-item>
              <text:list-item>
                <text:p>supports UML templates</text:p>
                <text:list>
                  <text:list-item>
                    <text:p>templated types/operations but not packages/...</text:p>
                  </text:list-item>
                  <text:list-item>
                    <text:p>parameterised by types/literals but not operations/...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(T) rather than &lt;T&gt; in OCL expressions</text:p>
                <text:list>
                  <text:list-item>
                    <text:p>experimental use of &lt;&gt; had grammar challen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Implied Functionality - Reflection</text:p>
          </draw:text-box>
        </draw:frame>
        <draw:frame presentation:style-name="pr8" draw:layer="layout" svg:width="25.199cm" svg:height="14.535cm" svg:x="1.4cm" svg:y="4.914cm" presentation:class="outline" presentation:user-transformed="true">
          <draw:text-box>
            <text:p><text:span text:style-name="T15">Classifier::allInstances() : Set(T) <text:s text:c="2"/></text:span><text:span text:style-name="T16">in OCL 2.4</text:span><text:span text:style-name="T16"><text:line-break/></text:span><text:span text:style-name="T15">OclAny::oclAsType() : Classifier <text:s text:c="5"/></text:span><text:span text:style-name="T16">in OCL 2.4</text:span></text:p>
            <text:list text:style-name="L2">
              <text:list-item>
                <text:p>informal <text:s/>declarations, magic T</text:p>
              </text:list-item>
            </text:list>
            <text:p><text:span text:style-name="T15">MyType::allInstances().myProperty</text:span></text:p>
            <text:list text:continue-numbering="true" text:style-name="L2">
              <text:list-item>
                <text:p>unspecified apparent type utility</text:p>
              </text:list-item>
            </text:list>
            <text:p><text:span text:style-name="T15">OclAny::oclAsType() : typeof(OclSelf) </text:span><text:span text:style-name="T16">in OCL 2.5</text:span><text:span text:style-name="T16"><text:line-break/></text:span><text:span text:style-name="T15">OclAny::allInstances() : Set(OclSelf) </text:span><text:span text:style-name="T16">in OCL 2.5</text:span></text:p>
            <text:list text:continue-numbering="true" text:style-name="L2">
              <text:list-item>
                <text:p>OclSelf - the apparent type of self</text:p>
              </text:list-item>
              <text:list-item>
                <text:p>typeof(X) - Class with instance lowerbound of X</text:p>
              </text:list-item>
            </text:list>
            <text:p><text:span text:style-name="T15">myType.oclType().ownedOpera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Syntax sugar - elseif</text:p>
          </draw:text-box>
        </draw:frame>
        <draw:frame presentation:style-name="pr8" draw:layer="layout" svg:width="25.199cm" svg:height="15.507cm" svg:x="1.416cm" svg:y="4.333cm" presentation:class="outline" presentation:user-transformed="true">
          <draw:text-box>
            <text:list text:style-name="L2">
              <text:list-item>
                <text:p>OCL 2.4 cumbersome endifs</text:p>
              </text:list-item>
            </text:list>
            <text:p><text:span text:style-name="T17">if c1 then v1</text:span><text:span text:style-name="T17"><text:line-break/></text:span><text:span text:style-name="T17">else if c2 then v2</text:span><text:span text:style-name="T17"><text:line-break/></text:span><text:span text:style-name="T17"> <text:s text:c="4"/>else if c3 then v3</text:span><text:span text:style-name="T17"><text:line-break/></text:span><text:span text:style-name="T17"> <text:s text:c="9"/>else v4</text:span><text:span text:style-name="T17"><text:line-break/></text:span><text:span text:style-name="T17"> <text:s text:c="9"/>endif</text:span><text:span text:style-name="T17"><text:line-break/></text:span><text:span text:style-name="T17"> <text:s text:c="4"/>endif</text:span><text:span text:style-name="T17"><text:line-break/></text:span><text:span text:style-name="T17">endif</text:span></text:p>
            <text:list text:continue-numbering="true" text:style-name="L2">
              <text:list-item>
                <text:p>OCL 2.5 simpler</text:p>
              </text:list-item>
            </text:list>
            <text:p><text:span text:style-name="T17">if c1 then v1</text:span><text:span text:style-name="T17"><text:line-break/></text:span><text:span text:style-name="T17">elseif c2 then v2</text:span><text:span text:style-name="T17"><text:line-break/></text:span><text:span text:style-name="T17">elseif c3 then v3</text:span><text:span text:style-name="T17"><text:line-break/></text:span><text:span text:style-name="T17">else v4</text:span><text:span text:style-name="T17"><text:line-break/></text:span><text:span text:style-name="T17">endif</text:span></text:p>
            <text:list text:continue-numbering="true" text:style-name="L2">
              <text:list-item>
                <text:p>just a CS rewri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Syntax sugar - typesafe if</text:p>
          </draw:text-box>
        </draw:frame>
        <draw:frame presentation:style-name="pr8" draw:layer="layout" svg:width="25.199cm" svg:height="13.859cm" svg:x="1.416cm" svg:y="4.333cm" presentation:class="outline" presentation:user-transformed="true">
          <draw:text-box>
            <text:list text:style-name="L2">
              <text:list-item>
                <text:p>OCL 2.4 cumbersome re-typing</text:p>
              </text:list-item>
            </text:list>
            <text:p><text:span text:style-name="T17">if x.oclIsKindOf(MyType) then</text:span><text:span text:style-name="T17"><text:line-break/></text:span><text:span text:style-name="T17"> <text:s text:c="3"/>let t : MyType = x.oclAsType(MyType) in f(t)</text:span><text:span text:style-name="T17"><text:line-break/></text:span><text:span text:style-name="T17">else ...</text:span><text:span text:style-name="T17"><text:line-break/></text:span><text:span text:style-name="T17">endif</text:span></text:p>
            <text:list text:continue-numbering="true" text:style-name="L2">
              <text:list-item>
                <text:p>OCL 2.5 simpler</text:p>
              </text:list-item>
            </text:list>
            <text:p><text:span text:style-name="T17">if t : MyType = x then</text:span><text:span text:style-name="T17"><text:line-break/></text:span><text:span text:style-name="T17"> <text:s text:c="3"/>f(t)</text:span><text:span text:style-name="T17"><text:line-break/></text:span><text:span text:style-name="T17">else ...</text:span><text:span text:style-name="T17"><text:line-break/></text:span><text:span text:style-name="T17">endif</text:span></text:p>
            <text:list text:continue-numbering="true" text:style-name="L2">
              <text:list-item>
                <text:p>special case of a pattern mat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Syntax sugar - safe navigation</text:p>
          </draw:text-box>
        </draw:frame>
        <draw:frame presentation:style-name="pr8" draw:layer="layout" svg:width="25.199cm" svg:height="13.859cm" svg:x="1.416cm" svg:y="4.333cm" presentation:class="outline" presentation:user-transformed="true">
          <draw:text-box>
            <text:list text:style-name="L2">
              <text:list-item>
                <text:p>OCL 2.4 vulnerable to navigation on nulls</text:p>
              </text:list-item>
            </text:list>
            <text:p><text:span text:style-name="T18">x.ys.z <text:s text:c="6"/>x.ys-&gt;collect(z)</text:span></text:p>
            <text:p>is invalid if x or any x.ys is null</text:p>
            <text:p><text:span text:style-name="T17">if x &lt;&gt; null then x.ys-&gt;excluding(null).z else null endif</text:span></text:p>
            <text:list text:continue-numbering="true" text:style-name="L2">
              <text:list-item>
                <text:p>OCL 2.5 offers safe navigation</text:p>
              </text:list-item>
            </text:list>
            <text:p><text:span text:style-name="T18">x.?ys.?z <text:s text:c="4"/>x.?ys-&gt;?collect(z)</text:span></text:p>
            <text:list text:continue-numbering="true" text:style-name="L2">
              <text:list-item>
                <text:p>simple CS rewri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.499cm" svg:height="3.506cm" svg:x="-0.166cm" svg:y="0.837cm" presentation:class="title" presentation:user-transformed="true">
          <draw:text-box>
            <text:p>Syntax sugar - collection comprehension</text:p>
          </draw:text-box>
        </draw:frame>
        <draw:frame presentation:style-name="pr8" draw:layer="layout" svg:width="25.199cm" svg:height="15.444cm" svg:x="1.416cm" svg:y="4.333cm" presentation:class="outline" presentation:user-transformed="true">
          <draw:text-box>
            <text:list text:style-name="L2">
              <text:list-item>
                <text:p>OCL 2.4 iterations</text:p>
              </text:list-item>
            </text:list>
            <text:p><text:span text:style-name="T17">source-&gt;iteration(iterator : T | body)</text:span></text:p>
            <text:list text:continue-numbering="true" text:style-name="L2">
              <text:list-item>
                <text:p>OCL 2.5 iteration alternative with initializer</text:p>
              </text:list-item>
            </text:list>
            <text:p><text:span text:style-name="T17">iteration(iterator : T = source | body)</text:span></text:p>
            <text:list text:continue-numbering="true" text:style-name="L2">
              <text:list-item>
                <text:p>OCL 2.4 collection literal</text:p>
              </text:list-item>
            </text:list>
            <text:p><text:span text:style-name="T17">Set{1, 4, 9, 16} <text:s text:c="2"/></text:span></text:p>
            <text:list text:continue-numbering="true" text:style-name="L2">
              <text:list-item>
                <text:p>OCL 2.5 collection comprehension</text:p>
              </text:list-item>
            </text:list>
            <text:p><text:span text:style-name="T17">Sequence{1..4}-&gt;Set{i | i*i}</text:span><text:span text:style-name="T17"><text:line-break/></text:span><text:span text:style-name="T17">Set{i = Sequence{1..4} | i*i}</text:span></text:p>
            <text:p><text:span text:style-name="T19">rewrite</text:span><text:span text:style-name="T5"> of</text:span></text:p>
            <text:p><text:span text:style-name="T17">Sequence{1..4}-&gt;collect(i | i*i)-&gt;asSet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.499cm" svg:height="3.506cm" svg:x="-0.166cm" svg:y="0.837cm" presentation:class="title" presentation:user-transformed="true">
          <draw:text-box>
            <text:p>Syntax sugar - varargs</text:p>
          </draw:text-box>
        </draw:frame>
        <draw:frame presentation:style-name="pr8" draw:layer="layout" svg:width="25.199cm" svg:height="13.859cm" svg:x="1.416cm" svg:y="4.333cm" presentation:class="outline" presentation:user-transformed="true">
          <draw:text-box>
            <text:list text:style-name="L2">
              <text:list-item>
                <text:p>Final collection argument can be enumerated</text:p>
              </text:list-item>
            </text:list>
            <text:p><text:span text:style-name="T17">f(a : Integer, b : String[*])</text:span></text:p>
            <text:list text:continue-numbering="true" text:style-name="L2">
              <text:list-item>
                <text:p>may be invoked in OCL 2.4 as</text:p>
              </text:list-item>
            </text:list>
            <text:p><text:span text:style-name="T17">f(1, Set{'a'})</text:span></text:p>
            <text:list text:continue-numbering="true" text:style-name="L2">
              <text:list-item>
                <text:p>OCL 2.5 also allows</text:p>
              </text:list-item>
            </text:list>
            <text:p><text:span text:style-name="T17">f(1), f(1, 'a'), f(1, 'a', 'b') <text:s text:c="2"/></text:span></text:p>
            <text:list text:continue-numbering="true" text:style-name="L2">
              <text:list-item>
                <text:p>WFRs prohibit overload ambiguit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7.083cm" svg:height="3.506cm" svg:x="0.5cm" svg:y="0.837cm" presentation:class="title" presentation:user-transformed="true">
          <draw:text-box>
            <text:p>Implied functionality - type construction</text:p>
          </draw:text-box>
        </draw:frame>
        <draw:frame presentation:style-name="pr8" draw:layer="layout" svg:width="25.199cm" svg:height="15.356cm" svg:x="1.4cm" svg:y="4.914cm" presentation:class="outline" presentation:user-transformed="true">
          <draw:text-box>
            <text:list text:style-name="L2">
              <text:list-item>
                <text:p>object construction would be useful</text:p>
              </text:list-item>
              <text:list-item>
                <text:p>Tuple syntax re-useable <text:s/><text:span text:style-name="T15">Tuple{name:type=value}</text:span></text:p>
              </text:list-item>
              <text:list-item>
                <text:p>object construction is impossible</text:p>
                <text:p><text:span text:style-name="T15">def: f(n:String): MyType = MyType{n=name}</text:span><text:span text:style-name="T15"><text:line-break/></text:span><text:span text:style-name="T15">inv: f('me') = f('me')</text:span></text:p>
              </text:list-item>
              <text:list-item>
                <text:p>constructions must create 'shared' object</text:p>
              </text:list-item>
              <text:list-item>
                <text:p>'shadow' object construction is possible</text:p>
                <text:list>
                  <text:list-item>
                    <text:p>shadow is a Tuple with same named properties</text:p>
                  </text:list-item>
                  <text:list-item>
                    <text:p>distinct Tuples equal by value</text:p>
                  </text:list-item>
                  <text:list-item>
                    <text:p>real object created when exploited by QV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7.083cm" svg:height="3.506cm" svg:x="0.5cm" svg:y="0.837cm" presentation:class="title" presentation:user-transformed="true">
          <draw:text-box>
            <text:p>Implied functionality - multi-returns</text:p>
          </draw:text-box>
        </draw:frame>
        <draw:frame presentation:style-name="pr8" draw:layer="layout" svg:width="25.199cm" svg:height="14.696cm" svg:x="1.4cm" svg:y="4.914cm" presentation:class="outline" presentation:user-transformed="true">
          <draw:text-box>
            <text:list text:style-name="L2">
              <text:list-item>
                <text:p>UML supports multiple function returns</text:p>
                <text:list>
                  <text:list-item>
                    <text:p>OCL 2.4 doesn't</text:p>
                  </text:list-item>
                </text:list>
              </text:list-item>
              <text:list-item>
                <text:p>Solution, wrap multiple returns up as a Tuple</text:p>
              </text:list-item>
            </text:list>
            <text:p>'UML': <text:span text:style-name="T20">f(in a:A, in b:B, inout c:C, out d:D)</text:span></text:p>
            <text:p>becomes</text:p>
            <text:p>OCL: <text:span text:style-name="T20">f(a:B, b:B, c:C) : Tuple{c:C, d:D}</text:span><text:span text:style-name="T20"><text:line-break/></text:span><text:span text:style-name="T20">body: Tuple</text:span><text:span text:style-name="T15">{c = ..., d = ...}</text:span></text:p>
            <text:p><text:span text:style-name="T20">post: result.c = ...</text:span><text:span text:style-name="T20"><text:line-break/></text:span><text:span text:style-name="T20">post: result.d = ...</text:span></text:p>
            <text:p><text:span text:style-name="T20">post: result = Tuple{c = ..., d = ...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Multi-return collect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collect(a = ..., b = ..., c = ... | ...)</text:p>
              </text:list-item>
              <text:list-item>
                <text:p>=&gt; Tuple{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A Use Case (1)</text:p>
          </draw:text-box>
        </draw:frame>
        <draw:frame presentation:style-name="pr8" draw:layer="layout" svg:width="25.199cm" svg:height="16.558cm" svg:x="1.4cm" svg:y="4.914cm" presentation:class="outline" presentation:user-transformed="true">
          <draw:text-box>
            <text:p>All Classes have capitalized names</text:p>
            <text:list text:style-name="L2">
              <text:list-item>
                <text:p>correct</text:p>
              </text:list-item>
            </text:list>
            <text:p><text:span text:style-name="T20">context Class</text:span><text:span text:style-name="T20"><text:line-break/></text:span><text:span text:style-name="T20">inv: let n = name.at(1) in n = n.toUpperCase()</text:span></text:p>
            <text:list text:continue-numbering="true" text:style-name="L2">
              <text:list-item>
                <text:p>naive</text:p>
              </text:list-item>
            </text:list>
            <text:p><text:span text:style-name="T20">context Class</text:span><text:span text:style-name="T20"><text:line-break/></text:span><text:span text:style-name="T20">inv: Class::allInstances()-&gt;forAll(c |</text:span><text:span text:style-name="T20"><text:line-break/></text:span><text:span text:style-name="T20"><text:tab/></text:span><text:span text:style-name="T20">let n = c.name.at(1) in n = n.toUpperCase())</text:span></text:p>
            <text:list text:continue-numbering="true" text:style-name="L2">
              <text:list-item>
                <text:p>better</text:p>
              </text:list-item>
            </text:list>
            <text:p><text:span text:style-name="T20">package </text:span><text:span text:style-name="T21">UML</text:span><text:span text:style-name="T20"><text:line-break/></text:span><text:span text:style-name="T20">inv: forAll(c in Class | c.name.isCapitalized())</text:span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A Use Case (2)</text:p>
          </draw:text-box>
        </draw:frame>
        <draw:frame presentation:style-name="pr8" draw:layer="layout" svg:width="25.199cm" svg:height="14.984cm" svg:x="1.4cm" svg:y="4.914cm" presentation:class="outline" presentation:user-transformed="true">
          <draw:text-box>
            <text:p><text:span text:style-name="T15">package </text:span><text:span text:style-name="T22">UML</text:span><text:span text:style-name="T15"><text:line-break/></text:span><text:span text:style-name="T15">inv: forAll(c in Class | c.name.isCapitalized())</text:span></text:p>
            <text:list text:style-name="L2">
              <text:list-item>
                <text:p>New: iterator syntaxes<text:line-break/><text:span text:style-name="T15">forAll(c in Class ...</text:span><text:span text:style-name="T15"><text:line-break/></text:span><text:span text:style-name="T15">forAll(c = Class::allInstances() ...</text:span><text:span text:style-name="T15"><text:line-break/></text:span><text:span text:style-name="T15">Class::allInstances()-&gt;forAll(c ...</text:span></text:p>
              </text:list-item>
              <text:list-item>
                <text:p>New: Package Invariants for global truths</text:p>
                <text:list>
                  <text:list-item>
                    <text:p>localizing allInstances() is an implementation detail</text:p>
                  </text:list-item>
                </text:list>
              </text:list-item>
              <text:list-item>
                <text:p>Old: helper function (for library type)</text:p>
              </text:list-item>
            </text:list>
            <text:p><text:span text:style-name="T20">context String</text:span><text:span text:style-name="T20"><text:line-break/></text:span><text:span text:style-name="T20">def: isCapitalized() : Boolean =</text:span><text:span text:style-name="T20"><text:line-break/></text:span><text:span text:style-name="T20"><text:tab/></text:span><text:span text:style-name="T20">let n = at(1) in n = n.toUpperCase(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A Use Case (3)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ver-engineering ....</text:p>
              </text:list-item>
            </text:list>
            <text:p><text:span text:style-name="T20">context String</text:span><text:span text:style-name="T20"><text:line-break/></text:span><text:span text:style-name="T15">def: isUpperCase() : Boolean =</text:span><text:span text:style-name="T15"><text:line-break/></text:span><text:span text:style-name="T15"><text:tab/></text:span><text:span text:style-name="T15">self = self.toUpperCase()</text:span></text:p>
            <text:p><text:span text:style-name="T15">def: isCapitalized() : Boolean =</text:span><text:span text:style-name="T15"><text:line-break/></text:span><text:span text:style-name="T15"><text:tab/></text:span><text:span text:style-name="T15">startsWithTest(isUpperCase)</text:span></text:p>
            <text:p><text:span text:style-name="T20">def: startsWithTest</text:span><text:span text:style-name="T20"><text:line-break/></text:span><text:span text:style-name="T20"><text:tab/></text:span><text:span text:style-name="T20"><text:tab/></text:span><text:span text:style-name="T20"><text:tab/></text:span><text:span text:style-name="T20"><text:tab/></text:span><text:span text:style-name="T20">(body : Lambda String():Boolean) <text:s text:c="17"/>: Boolean =</text:span><text:span text:style-name="T20"><text:line-break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at(1).body()</text:span><text:span text:style-name="T20"><text:line-break/></text:span> <text:s text:c="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Iteration co-indexe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For ordered collections</text:p>
              </text:list-item>
            </text:list>
            <text:p>iterator(c : C = ..., ...<text:line-break/>iterator(c in C, ...<text:line-break/></text:p>
            <text:p>iterator(c : C at cIndex = cs, ...</text:p>
            <text:p>Sequence{1..cs-&gt;size()}-&gt;iterator(cIndex | let c = cs-&gt;at(cIndex) in ..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XMI interchange - goals</text:p>
          </draw:text-box>
        </draw:frame>
        <draw:frame presentation:style-name="pr8" draw:layer="layout" svg:width="25.199cm" svg:height="14.319cm" svg:x="1.4cm" svg:y="4.914cm" presentation:class="outline" presentation:user-transformed="true">
          <draw:text-box>
            <text:list text:style-name="L2">
              <text:list-item>
                <text:p>model state must be captured by objects</text:p>
                <text:list>
                  <text:list-item>
                    <text:p>no magic</text:p>
                  </text:list-item>
                </text:list>
              </text:list-item>
              <text:list-item>
                <text:p>every state object must be referenceable</text:p>
                <text:list>
                  <text:list-item>
                    <text:p>no holes</text:p>
                  </text:list-item>
                </text:list>
              </text:list-item>
              <text:list-item>
                <text:p>every state object must be persistable</text:p>
                <text:list>
                  <text:list-item>
                    <text:p>no non-derived secret objects</text:p>
                  </text:list-item>
                </text:list>
              </text:list-item>
              <text:list-item>
                <text:p>persisted objects must be reloadable</text:p>
                <text:list>
                  <text:list-item>
                    <text:p>no irreversible conversions</text:p>
                  </text:list-item>
                </text:list>
              </text:list-item>
              <text:list-item>
                <text:p>OCL-specific XMI loader/saver undesira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XMI interchange - OCL 2.4</text:p>
          </draw:text-box>
        </draw:frame>
        <draw:frame presentation:style-name="pr8" draw:layer="layout" svg:width="25.199cm" svg:height="14.229cm" svg:x="1.4cm" svg:y="4.914cm" presentation:class="outline" presentation:user-transformed="true">
          <draw:text-box>
            <text:list text:style-name="L2">
              <text:list-item>
                <text:p>model state must be captured by objects</text:p>
                <text:list>
                  <text:list-item>
                    <text:list>
                      <text:list-item>
                        <text:p>Iterations are not modelled</text:p>
                      </text:list-item>
                      <text:list-item>
                        <text:p>Constraint does not exist in EMOF</text:p>
                      </text:list-item>
                    </text:list>
                  </text:list-item>
                </text:list>
              </text:list-item>
              <text:list-item>
                <text:p>every state object must be referenceable</text:p>
                <text:list>
                  <text:list-item>
                    <text:list>
                      <text:list-item>
                        <text:p>Complete OCL objects have no URI</text:p>
                      </text:list-item>
                      <text:list-item>
                        <text:p>OCL Standard Library elements have no URI</text:p>
                      </text:list-item>
                    </text:list>
                  </text:list-item>
                </text:list>
              </text:list-item>
              <text:list-item>
                <text:p>every state object must be persistable</text:p>
                <text:list>
                  <text:list-item>
                    <text:list>
                      <text:list-item>
                        <text:p>Collection/Tuple specializations are unspecified</text:p>
                      </text:list-item>
                    </text:list>
                  </text:list-item>
                </text:list>
              </text:list-item>
              <text:list-item>
                <text:p>persisted objects must be reloadable</text:p>
                <text:list>
                  <text:list-item>
                    <text:list>
                      <text:list-item>
                        <text:p>only if vendors provide a non-standard solu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1.829cm" svg:x="1.4cm" svg:y="0.837cm" presentation:class="title" presentation:user-transformed="true">
          <draw:text-box>
            <text:p>Summary</text:p>
          </draw:text-box>
        </draw:frame>
        <draw:frame presentation:style-name="pr12" draw:layer="layout" svg:width="25.199cm" svg:height="17.244cm" svg:x="1.4cm" svg:y="2.916cm" presentation:class="outline" presentation:user-transformed="true">
          <draw:text-box>
            <text:list text:style-name="L2">
              <text:list-item>
                <text:p>OCL 2.5</text:p>
                <text:list>
                  <text:list-item>
                    <text:p>rewrite, 'no-change', auto-generated from models</text:p>
                  </text:list-item>
                  <text:list-item>
                    <text:p>UML-aligned</text:p>
                    <text:list>
                      <text:list-item>
                        <text:p>bounded collections</text:p>
                      </text:list-item>
                    </text:list>
                  </text:list-item>
                  <text:list-item>
                    <text:p>modeling requires formality</text:p>
                    <text:list>
                      <text:list-item>
                        <text:p>lambdas, templates, reflection</text:p>
                      </text:list-item>
                    </text:list>
                  </text:list-item>
                  <text:list-item>
                    <text:p>enhanced concrete syntax</text:p>
                    <text:list>
                      <text:list-item>
                        <text:p>elseif, safe-navogation, ...</text:p>
                      </text:list-item>
                    </text:list>
                  </text:list-item>
                  <text:list-item>
                    <text:p>defined load/save activties</text:p>
                  </text:list-item>
                  <text:list-item>
                    <text:p>interchangeable abstract syntax via XMI</text:p>
                  </text:list-item>
                  <text:list-item>
                    <text:p>extensibl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SlideGrad" draw:style="linear" draw:start-color="#ffffff" draw:end-color="#322c72" draw:start-intensity="100%" draw:end-intensity="100%" draw:angle="0" draw:border="8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SlideGrad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79785DBC.gif" xlink:type="simple" xlink:show="embed" xlink:actuate="onLoad">
            <style:list-level-properties text:space-before="0.3cm" text:min-label-width="0.9cm" style:vertical-pos="middle" style:vertical-rel="line" fo:width="0.5cm" fo:height="0.5cm"/>
          </text:list-level-style-image>
          <text:list-level-style-image text:level="2" xlink:href="Pictures/100002000000000A0000000AB5963779.gif" xlink:type="simple" xlink:show="embed" xlink:actuate="onLoad">
            <style:list-level-properties text:space-before="1.5cm" text:min-label-width="0.9cm" style:vertical-pos="middle" style:vertical-rel="line" fo:width="0.4cm" fo:height="0.4cm"/>
          </text:list-level-style-image>
          <text:list-level-style-image text:level="3" xlink:href="Pictures/100002000000000A0000000ADFBE81A4.gif" xlink:type="simple" xlink:show="embed" xlink:actuate="onLoad">
            <style:list-level-properties text:space-before="2.8cm" text:min-label-width="0.8cm" style:vertical-pos="middle" style:vertical-rel="line" fo:width="0.32cm" fo:height="0.32cm"/>
          </text:list-level-style-image>
          <text:list-level-style-image text:level="4" xlink:href="Pictures/100002000000000A0000000AD0B8BA86.gif" xlink:type="simple" xlink:show="embed" xlink:actuate="onLoad">
            <style:list-level-properties text:space-before="4.2cm" text:min-label-width="0.6cm" style:vertical-pos="middle" style:vertical-rel="line" fo:width="0.26cm" fo:height="0.26cm"/>
          </text:list-level-style-image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SlideGra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3.38cm" svg:height="0.72cm" svg:x="0.26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376cm" svg:height="0.72cm" svg:x="5.135cm" svg:y="20.28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" draw:layer="backgroundobjects" svg:width="7.15cm" svg:height="0.806cm" svg:x="15.275cm" svg:y="20.15cm">
        <draw:text-box>
          <text:p><text:span text:style-name="MT1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3DT14H12M</meta:editing-duration>
    <meta:editing-cycles>116</meta:editing-cycles>
    <meta:generator>OpenOffice/4.0.1$Win32 OpenOffice.org_project/401m5$Build-9714</meta:generator>
    <dc:date>2014-09-22T13:33:23.52</dc:date>
    <dc:creator>Edward Willink</dc:creator>
    <meta:document-statistic meta:object-count="122"/>
  </office:meta>
</office:document-meta>
</file>